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PathExtractor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ExtractorGui.XPathExtracto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PathExtractorGui.actionPerformed( Action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XPathExtractorGui.makeParameter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PathExtractorGui.resetContraints( GridBagConstraints g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Extractor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ExtractorGui.modifyTestElement( TestElement extrac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PathExtractorGui.initConstraints( GridBagConstraints g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PathExtractorGui.addField( JPanel panel , JLabeledTextField field , GridBagConstraints gb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PathExtractorGui.setTidyOptions( boolean tidy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Extractor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PathExtractorGui.configure( Test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